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BR_M00</text:p>
          </table:table-cell>
          <table:table-cell office:value-type="float" office:value="39.188304557">
            <text:p>39.188304557</text:p>
          </table:table-cell>
          <table:table-cell office:value-type="float" office:value="-112.711839618">
            <text:p>-112.711839618</text:p>
          </table:table-cell>
          <table:table-cell office:value-type="float" office:value="1396.682">
            <text:p>1396.682</text:p>
          </table:table-cell>
        </table:table-row>
        <table:table-row table:style-name="ro1">
          <table:table-cell office:value-type="string">
            <text:p>BR_M01</text:p>
          </table:table-cell>
          <table:table-cell office:value-type="float" office:value="39.188305644">
            <text:p>39.188305644</text:p>
          </table:table-cell>
          <table:table-cell office:value-type="float" office:value="-112.711835463">
            <text:p>-112.711835463</text:p>
          </table:table-cell>
          <table:table-cell office:value-type="float" office:value="1400.613">
            <text:p>1400.613</text:p>
          </table:table-cell>
        </table:table-row>
        <table:table-row table:style-name="ro1">
          <table:table-cell office:value-type="string">
            <text:p>BR_M02</text:p>
          </table:table-cell>
          <table:table-cell office:value-type="float" office:value="39.188265271">
            <text:p>39.188265271</text:p>
          </table:table-cell>
          <table:table-cell office:value-type="float" office:value="-112.71183099">
            <text:p>-112.71183099</text:p>
          </table:table-cell>
          <table:table-cell office:value-type="float" office:value="1396.646">
            <text:p>1396.646</text:p>
          </table:table-cell>
        </table:table-row>
        <table:table-row table:style-name="ro1">
          <table:table-cell office:value-type="string">
            <text:p>BR_M03</text:p>
          </table:table-cell>
          <table:table-cell office:value-type="float" office:value="39.188265266">
            <text:p>39.188265266</text:p>
          </table:table-cell>
          <table:table-cell office:value-type="float" office:value="-112.711826761">
            <text:p>-112.711826761</text:p>
          </table:table-cell>
          <table:table-cell office:value-type="float" office:value="1400.61">
            <text:p>1400.61</text:p>
          </table:table-cell>
        </table:table-row>
        <table:table-row table:style-name="ro1">
          <table:table-cell office:value-type="string">
            <text:p>BR_M04</text:p>
          </table:table-cell>
          <table:table-cell office:value-type="float" office:value="39.188372757">
            <text:p>39.188372757</text:p>
          </table:table-cell>
          <table:table-cell office:value-type="float" office:value="-112.711810861">
            <text:p>-112.711810861</text:p>
          </table:table-cell>
          <table:table-cell office:value-type="float" office:value="1396.646">
            <text:p>1396.646</text:p>
          </table:table-cell>
        </table:table-row>
        <table:table-row table:style-name="ro1">
          <table:table-cell office:value-type="string">
            <text:p>BR_M05</text:p>
          </table:table-cell>
          <table:table-cell office:value-type="float" office:value="39.18837178">
            <text:p>39.18837178</text:p>
          </table:table-cell>
          <table:table-cell office:value-type="float" office:value="-112.711806815">
            <text:p>-112.711806815</text:p>
          </table:table-cell>
          <table:table-cell office:value-type="float" office:value="1400.612">
            <text:p>1400.612</text:p>
          </table:table-cell>
        </table:table-row>
        <table:table-row table:style-name="ro1">
          <table:table-cell office:value-type="string">
            <text:p>BR_M06</text:p>
          </table:table-cell>
          <table:table-cell office:value-type="float" office:value="39.188337327">
            <text:p>39.188337327</text:p>
          </table:table-cell>
          <table:table-cell office:value-type="float" office:value="-112.711833382">
            <text:p>-112.711833382</text:p>
          </table:table-cell>
          <table:table-cell office:value-type="float" office:value="1396.638">
            <text:p>1396.638</text:p>
          </table:table-cell>
        </table:table-row>
        <table:table-row table:style-name="ro1">
          <table:table-cell office:value-type="string">
            <text:p>BR_M07</text:p>
          </table:table-cell>
          <table:table-cell office:value-type="float" office:value="39.188335228">
            <text:p>39.188335228</text:p>
          </table:table-cell>
          <table:table-cell office:value-type="float" office:value="-112.711830184">
            <text:p>-112.711830184</text:p>
          </table:table-cell>
          <table:table-cell office:value-type="float" office:value="1400.603">
            <text:p>1400.603</text:p>
          </table:table-cell>
        </table:table-row>
        <table:table-row table:style-name="ro1">
          <table:table-cell office:value-type="string">
            <text:p>BR_M08</text:p>
          </table:table-cell>
          <table:table-cell office:value-type="float" office:value="39.188414834">
            <text:p>39.188414834</text:p>
          </table:table-cell>
          <table:table-cell office:value-type="float" office:value="-112.711735739">
            <text:p>-112.711735739</text:p>
          </table:table-cell>
          <table:table-cell office:value-type="float" office:value="1396.641">
            <text:p>1396.641</text:p>
          </table:table-cell>
        </table:table-row>
        <table:table-row table:style-name="ro1">
          <table:table-cell office:value-type="string">
            <text:p>BR_M09</text:p>
          </table:table-cell>
          <table:table-cell office:value-type="float" office:value="39.188412303">
            <text:p>39.188412303</text:p>
          </table:table-cell>
          <table:table-cell office:value-type="float" office:value="-112.71173341">
            <text:p>-112.71173341</text:p>
          </table:table-cell>
          <table:table-cell office:value-type="float" office:value="1400.614">
            <text:p>1400.614</text:p>
          </table:table-cell>
        </table:table-row>
        <table:table-row table:style-name="ro1">
          <table:table-cell office:value-type="string">
            <text:p>BR_M10</text:p>
          </table:table-cell>
          <table:table-cell office:value-type="float" office:value="39.188396529">
            <text:p>39.188396529</text:p>
          </table:table-cell>
          <table:table-cell office:value-type="float" office:value="-112.711781136">
            <text:p>-112.711781136</text:p>
          </table:table-cell>
          <table:table-cell office:value-type="float" office:value="1396.644">
            <text:p>1396.644</text:p>
          </table:table-cell>
        </table:table-row>
        <table:table-row table:style-name="ro1">
          <table:table-cell office:value-type="string">
            <text:p>BR_M11</text:p>
          </table:table-cell>
          <table:table-cell office:value-type="float" office:value="39.188393497">
            <text:p>39.188393497</text:p>
          </table:table-cell>
          <table:table-cell office:value-type="float" office:value="-112.711779711">
            <text:p>-112.711779711</text:p>
          </table:table-cell>
          <table:table-cell office:value-type="float" office:value="1400.606">
            <text:p>1400.606</text:p>
          </table:table-cell>
        </table:table-row>
        <table:table-row table:style-name="ro1">
          <table:table-cell office:value-type="string">
            <text:p>BR1</text:p>
          </table:table-cell>
          <table:table-cell office:value-type="float" office:value="39.188360369">
            <text:p>39.188360369</text:p>
          </table:table-cell>
          <table:table-cell office:value-type="float" office:value="-112.712622672">
            <text:p>-112.712622672</text:p>
          </table:table-cell>
          <table:table-cell office:value-type="float" office:value="1395.06">
            <text:p>1395.06</text:p>
          </table:table-cell>
        </table:table-row>
        <table:table-row table:style-name="ro1">
          <table:table-cell office:value-type="string">
            <text:p>BR2</text:p>
          </table:table-cell>
          <table:table-cell office:value-type="float" office:value="39.188847748">
            <text:p>39.188847748</text:p>
          </table:table-cell>
          <table:table-cell office:value-type="float" office:value="-112.712311968">
            <text:p>-112.712311968</text:p>
          </table:table-cell>
          <table:table-cell office:value-type="float" office:value="1394.662">
            <text:p>1394.662</text:p>
          </table:table-cell>
        </table:table-row>
        <table:table-row table:style-name="ro1">
          <table:table-cell office:value-type="string">
            <text:p>CLF</text:p>
          </table:table-cell>
          <table:table-cell office:value-type="float" office:value="39.296917823">
            <text:p>39.296917823</text:p>
          </table:table-cell>
          <table:table-cell office:value-type="float" office:value="-112.908732516">
            <text:p>-112.908732516</text:p>
          </table:table-cell>
          <table:table-cell office:value-type="float" office:value="1370.042">
            <text:p>1370.042</text:p>
          </table:table-cell>
        </table:table-row>
        <table:table-row table:style-name="ro1">
          <table:table-cell office:value-type="string">
            <text:p>CLF2</text:p>
          </table:table-cell>
          <table:table-cell office:value-type="float" office:value="39.295168664">
            <text:p>39.295168664</text:p>
          </table:table-cell>
          <table:table-cell office:value-type="float" office:value="-112.908722819">
            <text:p>-112.908722819</text:p>
          </table:table-cell>
          <table:table-cell office:value-type="float" office:value="1370.017">
            <text:p>1370.017</text:p>
          </table:table-cell>
        </table:table-row>
        <table:table-row table:style-name="ro1">
          <table:table-cell office:value-type="string">
            <text:p>ELS</text:p>
          </table:table-cell>
          <table:table-cell office:value-type="float" office:value="39.188865881">
            <text:p>39.188865881</text:p>
          </table:table-cell>
          <table:table-cell office:value-type="float" office:value="-112.712769323">
            <text:p>-112.712769323</text:p>
          </table:table-cell>
          <table:table-cell office:value-type="float" office:value="1397.556">
            <text:p>1397.556</text:p>
          </table:table-cell>
        </table:table-row>
        <table:table-row table:style-name="ro1">
          <table:table-cell office:value-type="string">
            <text:p>LR_M00</text:p>
          </table:table-cell>
          <table:table-cell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5">
            <text:p>1544.665</text:p>
          </table:table-cell>
        </table:table-row>
        <table:table-row table:style-name="ro1">
          <table:table-cell office:value-type="string">
            <text:p>LR_M01</text:p>
          </table:table-cell>
          <table:table-cell office:value-type="float" office:value="39.207977423">
            <text:p>39.207977423</text:p>
          </table:table-cell>
          <table:table-cell office:value-type="float" office:value="-113.121449038">
            <text:p>-113.121449038</text:p>
          </table:table-cell>
          <table:table-cell office:value-type="float" office:value="1548.617">
            <text:p>1548.617</text:p>
          </table:table-cell>
        </table:table-row>
        <table:table-row table:style-name="ro1">
          <table:table-cell office:value-type="string">
            <text:p>LR_M02</text:p>
          </table:table-cell>
          <table:table-cell office:value-type="float" office:value="39.208002838">
            <text:p>39.208002838</text:p>
          </table:table-cell>
          <table:table-cell office:value-type="float" office:value="-113.121489878">
            <text:p>-113.121489878</text:p>
          </table:table-cell>
          <table:table-cell office:value-type="float" office:value="1544.665">
            <text:p>1544.665</text:p>
          </table:table-cell>
        </table:table-row>
        <table:table-row table:style-name="ro1">
          <table:table-cell office:value-type="string">
            <text:p>LR_M03</text:p>
          </table:table-cell>
          <table:table-cell office:value-type="float" office:value="39.208000656">
            <text:p>39.208000656</text:p>
          </table:table-cell>
          <table:table-cell office:value-type="float" office:value="-113.12149259">
            <text:p>-113.12149259</text:p>
          </table:table-cell>
          <table:table-cell office:value-type="float" office:value="1548.618">
            <text:p>1548.618</text:p>
          </table:table-cell>
        </table:table-row>
        <table:table-row table:style-name="ro1">
          <table:table-cell office:value-type="string">
            <text:p>LR_M04</text:p>
          </table:table-cell>
          <table:table-cell office:value-type="float" office:value="39.207916382">
            <text:p>39.207916382</text:p>
          </table:table-cell>
          <table:table-cell office:value-type="float" office:value="-113.121404923">
            <text:p>-113.121404923</text:p>
          </table:table-cell>
          <table:table-cell office:value-type="float" office:value="1544.67">
            <text:p>1544.67</text:p>
          </table:table-cell>
        </table:table-row>
        <table:table-row table:style-name="ro1">
          <table:table-cell office:value-type="string">
            <text:p>LR_M05</text:p>
          </table:table-cell>
          <table:table-cell office:value-type="float" office:value="39.207914985">
            <text:p>39.207914985</text:p>
          </table:table-cell>
          <table:table-cell office:value-type="float" office:value="-113.121408391">
            <text:p>-113.121408391</text:p>
          </table:table-cell>
          <table:table-cell office:value-type="float" office:value="1548.624">
            <text:p>1548.624</text:p>
          </table:table-cell>
        </table:table-row>
        <table:table-row table:style-name="ro1">
          <table:table-cell office:value-type="string">
            <text:p>LR_M06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1">
            <text:p>1544.681</text:p>
          </table:table-cell>
        </table:table-row>
        <table:table-row table:style-name="ro1">
          <table:table-cell office:value-type="string">
            <text:p>LR_M07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">
            <text:p>1548.629</text:p>
          </table:table-cell>
        </table:table-row>
        <table:table-row table:style-name="ro1">
          <table:table-cell office:value-type="string">
            <text:p>LR_M08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">
            <text:p>1544.682</text:p>
          </table:table-cell>
        </table:table-row>
        <table:table-row table:style-name="ro1">
          <table:table-cell office:value-type="string">
            <text:p>LR_M09</text:p>
          </table:table-cell>
          <table:table-cell office:value-type="float" office:value="39.20784589">
            <text:p>39.20784589</text:p>
          </table:table-cell>
          <table:table-cell office:value-type="float" office:value="-113.121422537">
            <text:p>-113.121422537</text:p>
          </table:table-cell>
          <table:table-cell office:value-type="float" office:value="1548.64">
            <text:p>1548.64</text:p>
          </table:table-cell>
        </table:table-row>
        <table:table-row table:style-name="ro1">
          <table:table-cell office:value-type="string">
            <text:p>LR_M10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9">
            <text:p>1544.679</text:p>
          </table:table-cell>
        </table:table-row>
        <table:table-row table:style-name="ro1">
          <table:table-cell office:value-type="string">
            <text:p>LR_M11</text:p>
          </table:table-cell>
          <table:table-cell office:value-type="float" office:value="39.207884799">
            <text:p>39.207884799</text:p>
          </table:table-cell>
          <table:table-cell office:value-type="float" office:value="-113.12140724">
            <text:p>-113.12140724</text:p>
          </table:table-cell>
          <table:table-cell office:value-type="float" office:value="1548.626">
            <text:p>1548.626</text:p>
          </table:table-cell>
        </table:table-row>
        <table:table-row table:style-name="ro1">
          <table:table-cell office:value-type="string">
            <text:p>LR1</text:p>
          </table:table-cell>
          <table:table-cell office:value-type="float" office:value="39.207868953">
            <text:p>39.207868953</text:p>
          </table:table-cell>
          <table:table-cell office:value-type="float" office:value="-113.12062371">
            <text:p>-113.12062371</text:p>
          </table:table-cell>
          <table:table-cell office:value-type="float" office:value="1537.853">
            <text:p>1537.853</text:p>
          </table:table-cell>
        </table:table-row>
        <table:table-row table:style-name="ro1">
          <table:table-cell office:value-type="string">
            <text:p>LR2</text:p>
          </table:table-cell>
          <table:table-cell office:value-type="float" office:value="39.208366295">
            <text:p>39.208366295</text:p>
          </table:table-cell>
          <table:table-cell office:value-type="float" office:value="-113.120868429">
            <text:p>-113.120868429</text:p>
          </table:table-cell>
          <table:table-cell office:value-type="float" office:value="1538.351">
            <text:p>1538.351</text:p>
          </table:table-cell>
        </table:table-row>
        <table:table-row table:style-name="ro1">
          <table:table-cell office:value-type="string">
            <text:p>MD_CXF</text:p>
          </table:table-cell>
          <table:table-cell office:value-type="float" office:value="39.472757105">
            <text:p>39.472757105</text:p>
          </table:table-cell>
          <table:table-cell office:value-type="float" office:value="-112.994203904">
            <text:p>-112.994203904</text:p>
          </table:table-cell>
          <table:table-cell office:value-type="float" office:value="1589.246">
            <text:p>1589.246</text:p>
          </table:table-cell>
        </table:table-row>
        <table:table-row table:style-name="ro1">
          <table:table-cell office:value-type="string">
            <text:p>MD_M01</text:p>
          </table:table-cell>
          <table:table-cell office:value-type="float" office:value="39.472824645">
            <text:p>39.472824645</text:p>
          </table:table-cell>
          <table:table-cell office:value-type="float" office:value="-112.994494102">
            <text:p>-112.994494102</text:p>
          </table:table-cell>
          <table:table-cell office:value-type="float" office:value="1589.239">
            <text:p>1589.239</text:p>
          </table:table-cell>
        </table:table-row>
        <table:table-row table:style-name="ro1">
          <table:table-cell office:value-type="string">
            <text:p>MD_M02</text:p>
          </table:table-cell>
          <table:table-cell office:value-type="float" office:value="39.472845295">
            <text:p>39.472845295</text:p>
          </table:table-cell>
          <table:table-cell office:value-type="float" office:value="-112.994484667">
            <text:p>-112.994484667</text:p>
          </table:table-cell>
          <table:table-cell office:value-type="float" office:value="1589.138">
            <text:p>1589.138</text:p>
          </table:table-cell>
        </table:table-row>
        <table:table-row table:style-name="ro1">
          <table:table-cell office:value-type="string">
            <text:p>MD_M03</text:p>
          </table:table-cell>
          <table:table-cell office:value-type="float" office:value="39.472886421">
            <text:p>39.472886421</text:p>
          </table:table-cell>
          <table:table-cell office:value-type="float" office:value="-112.994456792">
            <text:p>-112.994456792</text:p>
          </table:table-cell>
          <table:table-cell office:value-type="float" office:value="1589.244">
            <text:p>1589.244</text:p>
          </table:table-cell>
        </table:table-row>
        <table:table-row table:style-name="ro1">
          <table:table-cell office:value-type="string">
            <text:p>MD_M04</text:p>
          </table:table-cell>
          <table:table-cell office:value-type="float" office:value="39.472904133">
            <text:p>39.472904133</text:p>
          </table:table-cell>
          <table:table-cell office:value-type="float" office:value="-112.994439997">
            <text:p>-112.994439997</text:p>
          </table:table-cell>
          <table:table-cell office:value-type="float" office:value="1589.144">
            <text:p>1589.144</text:p>
          </table:table-cell>
        </table:table-row>
        <table:table-row table:style-name="ro1">
          <table:table-cell office:value-type="string">
            <text:p>MD_M05</text:p>
          </table:table-cell>
          <table:table-cell office:value-type="float" office:value="39.472937522">
            <text:p>39.472937522</text:p>
          </table:table-cell>
          <table:table-cell office:value-type="float" office:value="-112.994398334">
            <text:p>-112.994398334</text:p>
          </table:table-cell>
          <table:table-cell office:value-type="float" office:value="1589.24">
            <text:p>1589.24</text:p>
          </table:table-cell>
        </table:table-row>
        <table:table-row table:style-name="ro1">
          <table:table-cell office:value-type="string">
            <text:p>MD_M06</text:p>
          </table:table-cell>
          <table:table-cell office:value-type="float" office:value="39.472950777">
            <text:p>39.472950777</text:p>
          </table:table-cell>
          <table:table-cell office:value-type="float" office:value="-112.99437581">
            <text:p>-112.99437581</text:p>
          </table:table-cell>
          <table:table-cell office:value-type="float" office:value="1589.139">
            <text:p>1589.139</text:p>
          </table:table-cell>
        </table:table-row>
        <table:table-row table:style-name="ro1">
          <table:table-cell office:value-type="string">
            <text:p>MD_M07</text:p>
          </table:table-cell>
          <table:table-cell office:value-type="float" office:value="39.47297304">
            <text:p>39.47297304</text:p>
          </table:table-cell>
          <table:table-cell office:value-type="float" office:value="-112.994323246">
            <text:p>-112.994323246</text:p>
          </table:table-cell>
          <table:table-cell office:value-type="float" office:value="1589.241">
            <text:p>1589.241</text:p>
          </table:table-cell>
        </table:table-row>
        <table:table-row table:style-name="ro1">
          <table:table-cell office:value-type="string">
            <text:p>MD_M08</text:p>
          </table:table-cell>
          <table:table-cell office:value-type="float" office:value="39.472980734">
            <text:p>39.472980734</text:p>
          </table:table-cell>
          <table:table-cell office:value-type="float" office:value="-112.994296773">
            <text:p>-112.994296773</text:p>
          </table:table-cell>
          <table:table-cell office:value-type="float" office:value="1589.137">
            <text:p>1589.137</text:p>
          </table:table-cell>
        </table:table-row>
        <table:table-row table:style-name="ro1">
          <table:table-cell office:value-type="string">
            <text:p>MD_M09</text:p>
          </table:table-cell>
          <table:table-cell office:value-type="float" office:value="39.472990569">
            <text:p>39.472990569</text:p>
          </table:table-cell>
          <table:table-cell office:value-type="float" office:value="-112.99423791">
            <text:p>-112.99423791</text:p>
          </table:table-cell>
          <table:table-cell office:value-type="float" office:value="1589.254">
            <text:p>1589.254</text:p>
          </table:table-cell>
        </table:table-row>
        <table:table-row table:style-name="ro1">
          <table:table-cell office:value-type="string">
            <text:p>MD_M10</text:p>
          </table:table-cell>
          <table:table-cell office:value-type="float" office:value="39.472992002">
            <text:p>39.472992002</text:p>
          </table:table-cell>
          <table:table-cell office:value-type="float" office:value="-112.994209721">
            <text:p>-112.994209721</text:p>
          </table:table-cell>
          <table:table-cell office:value-type="float" office:value="1589.143">
            <text:p>1589.143</text:p>
          </table:table-cell>
        </table:table-row>
        <table:table-row table:style-name="ro1">
          <table:table-cell office:value-type="string">
            <text:p>MD_M11</text:p>
          </table:table-cell>
          <table:table-cell office:value-type="float" office:value="39.472988466">
            <text:p>39.472988466</text:p>
          </table:table-cell>
          <table:table-cell office:value-type="float" office:value="-112.994149958">
            <text:p>-112.994149958</text:p>
          </table:table-cell>
          <table:table-cell office:value-type="float" office:value="1589.246">
            <text:p>1589.246</text:p>
          </table:table-cell>
        </table:table-row>
        <table:table-row table:style-name="ro1">
          <table:table-cell office:value-type="string">
            <text:p>MD_M12</text:p>
          </table:table-cell>
          <table:table-cell office:value-type="float" office:value="39.472983604">
            <text:p>39.472983604</text:p>
          </table:table-cell>
          <table:table-cell office:value-type="float" office:value="-112.994122477">
            <text:p>-112.994122477</text:p>
          </table:table-cell>
          <table:table-cell office:value-type="float" office:value="1589.144">
            <text:p>1589.144</text:p>
          </table:table-cell>
        </table:table-row>
        <table:table-row table:style-name="ro1">
          <table:table-cell office:value-type="string">
            <text:p>MD_M13</text:p>
          </table:table-cell>
          <table:table-cell office:value-type="float" office:value="39.472966536">
            <text:p>39.472966536</text:p>
          </table:table-cell>
          <table:table-cell office:value-type="float" office:value="-112.99406663">
            <text:p>-112.99406663</text:p>
          </table:table-cell>
          <table:table-cell office:value-type="float" office:value="1589.248">
            <text:p>1589.248</text:p>
          </table:table-cell>
        </table:table-row>
        <table:table-row table:style-name="ro1">
          <table:table-cell office:value-type="string">
            <text:p>MD_M14</text:p>
          </table:table-cell>
          <table:table-cell office:value-type="float" office:value="39.472955808">
            <text:p>39.472955808</text:p>
          </table:table-cell>
          <table:table-cell office:value-type="float" office:value="-112.994041923">
            <text:p>-112.994041923</text:p>
          </table:table-cell>
          <table:table-cell office:value-type="float" office:value="1589.151">
            <text:p>1589.151</text:p>
          </table:table-cell>
        </table:table-row>
        <table:table-row table:style-name="ro1">
          <table:table-cell office:value-type="string">
            <text:p>MD2</text:p>
          </table:table-cell>
          <table:table-cell office:value-type="float" office:value="39.472350413">
            <text:p>39.472350413</text:p>
          </table:table-cell>
          <table:table-cell office:value-type="float" office:value="-112.991791845">
            <text:p>-112.991791845</text:p>
          </table:table-cell>
          <table:table-cell office:value-type="float" office:value="1582.446">
            <text:p>1582.4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8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92" meta:object-count="0"/>
    <meta:generator>OpenOffice.org/3.2$Unix OpenOffice.org_project/320m12$Build-9483</meta:generator>
  </office:meta>
</office:document-meta>
</file>